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style="italic" fo:font-weight="normal" officeooo:rsid="00341fcf" officeooo:paragraph-rsid="00341fcf" style:font-size-asian="10.5pt" style:font-style-asian="italic" style:font-weight-asian="normal" style:font-size-complex="12pt" style:font-style-complex="italic" style:font-weight-complex="normal"/>
    </style:style>
    <style:style style:name="P2" style:family="paragraph" style:parent-style-name="Standard">
      <style:paragraph-properties fo:text-align="justify" style:justify-single-word="false"/>
      <style:text-properties fo:font-size="12pt" fo:font-style="italic" fo:font-weight="normal" officeooo:rsid="0035ba11" officeooo:paragraph-rsid="00356fb7" style:font-size-asian="10.5pt" style:font-style-asian="italic" style:font-weight-asian="normal" style:font-size-complex="12pt" style:font-style-complex="italic" style:font-weight-complex="normal"/>
    </style:style>
    <style:style style:name="P3" style:family="paragraph" style:parent-style-name="Standard">
      <style:paragraph-properties fo:text-align="justify" style:justify-single-word="false"/>
      <style:text-properties fo:font-size="12pt" fo:font-style="italic" fo:font-weight="normal" officeooo:rsid="00378593" officeooo:paragraph-rsid="00356fb7"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justify" style:justify-single-word="false"/>
      <style:text-properties fo:font-size="12pt" fo:font-style="italic" fo:font-weight="normal" officeooo:rsid="003795b6" officeooo:paragraph-rsid="003795b6"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justify" style:justify-single-word="false"/>
      <style:text-properties fo:font-size="12pt" fo:font-style="italic" fo:font-weight="normal" officeooo:rsid="003795b6" officeooo:paragraph-rsid="003a1796"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fo:font-size="12pt" fo:font-style="italic" fo:font-weight="normal" officeooo:rsid="00386ba7" officeooo:paragraph-rsid="003795b6"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fo:font-size="12pt" fo:font-style="italic" fo:font-weight="normal" officeooo:rsid="0039f00a" officeooo:paragraph-rsid="003795b6"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fo:font-size="12pt" fo:font-style="italic" fo:font-weight="normal" officeooo:rsid="003a1796" officeooo:paragraph-rsid="003a1796"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fo:font-size="12pt" fo:font-style="italic" fo:font-weight="normal" officeooo:rsid="003b6fa6" officeooo:paragraph-rsid="003a1796"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fo:font-size="12pt" fo:font-style="italic" fo:font-weight="normal" officeooo:rsid="003b6fa6" officeooo:paragraph-rsid="003b6fa6"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text-properties fo:font-size="12pt" fo:font-style="italic" fo:font-weight="normal" officeooo:rsid="003b6fa6" officeooo:paragraph-rsid="003d6305"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justify" style:justify-single-word="false"/>
      <style:text-properties fo:font-size="12pt" fo:font-style="italic" fo:font-weight="normal" officeooo:rsid="00404e58" officeooo:paragraph-rsid="00404e58"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justify" style:justify-single-word="false"/>
      <style:text-properties fo:font-size="12pt" fo:font-style="italic" fo:font-weight="normal" officeooo:rsid="0040dc7b" officeooo:paragraph-rsid="0040dc7b"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justify" style:justify-single-word="false"/>
      <style:text-properties fo:font-size="12pt" fo:font-style="italic" fo:font-weight="normal" officeooo:rsid="0040dc7b" officeooo:paragraph-rsid="00420500"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justify" style:justify-single-word="false"/>
      <style:text-properties fo:font-size="12pt" fo:font-style="italic" fo:font-weight="normal" officeooo:rsid="001d49ba" officeooo:paragraph-rsid="001d49ba"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fo:font-size="12pt" fo:font-style="italic" fo:font-weight="normal" officeooo:rsid="00210179" officeooo:paragraph-rsid="00210179" style:font-size-asian="10.5pt" style:font-style-asian="italic" style:font-weight-asian="normal" style:font-size-complex="12pt" style:font-style-complex="italic" style:font-weight-complex="normal"/>
    </style:style>
    <style:style style:name="P17" style:family="paragraph" style:parent-style-name="Standard">
      <style:paragraph-properties fo:text-align="justify" style:justify-single-word="false"/>
      <style:text-properties fo:font-size="12pt" fo:font-style="italic" fo:font-weight="normal" officeooo:rsid="002578d3" officeooo:paragraph-rsid="002578d3" style:font-size-asian="10.5pt" style:font-style-asian="italic" style:font-weight-asian="normal" style:font-size-complex="12pt" style:font-style-complex="italic" style:font-weight-complex="normal"/>
    </style:style>
    <style:style style:name="P18" style:family="paragraph" style:parent-style-name="Standard">
      <style:paragraph-properties fo:text-align="justify" style:justify-single-word="false"/>
      <style:text-properties fo:font-size="12pt" fo:font-style="italic" fo:font-weight="normal" officeooo:rsid="0025f45e" officeooo:paragraph-rsid="0025f45e"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justify" style:justify-single-word="false"/>
      <style:text-properties fo:font-size="12pt" fo:font-style="italic" fo:font-weight="normal" officeooo:rsid="00282d4a" officeooo:paragraph-rsid="00282d4a" style:font-size-asian="10.5pt" style:font-style-asian="italic" style:font-weight-asian="normal" style:font-size-complex="12pt" style:font-style-complex="italic" style:font-weight-complex="normal"/>
    </style:style>
    <style:style style:name="P20" style:family="paragraph" style:parent-style-name="Standard">
      <style:paragraph-properties fo:text-align="justify" style:justify-single-word="false"/>
      <style:text-properties fo:font-size="12pt" fo:font-style="italic" fo:font-weight="normal" officeooo:rsid="00282d4a" officeooo:paragraph-rsid="0029ee7e" style:font-size-asian="10.5pt" style:font-style-asian="italic" style:font-weight-asian="normal" style:font-size-complex="12pt" style:font-style-complex="italic" style:font-weight-complex="normal"/>
    </style:style>
    <style:style style:name="P21" style:family="paragraph" style:parent-style-name="Standard">
      <style:paragraph-properties fo:text-align="justify" style:justify-single-word="false"/>
      <style:text-properties fo:font-size="12pt" fo:font-style="italic" fo:font-weight="normal" officeooo:rsid="00282d4a" officeooo:paragraph-rsid="002b1056" style:font-size-asian="10.5pt" style:font-style-asian="italic" style:font-weight-asian="normal" style:font-size-complex="12pt" style:font-style-complex="italic" style:font-weight-complex="normal"/>
    </style:style>
    <style:style style:name="P22" style:family="paragraph" style:parent-style-name="Standard">
      <style:paragraph-properties fo:text-align="justify" style:justify-single-word="false"/>
      <style:text-properties fo:font-size="12pt" fo:font-style="italic" fo:font-weight="normal" officeooo:rsid="00282d4a" officeooo:paragraph-rsid="002d81c0"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justify" style:justify-single-word="false"/>
      <style:text-properties fo:font-size="12pt" fo:font-style="italic" fo:font-weight="normal" officeooo:rsid="00282d4a" officeooo:paragraph-rsid="002f407f"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justify" style:justify-single-word="false"/>
      <style:text-properties fo:font-size="12pt" fo:font-style="italic" fo:font-weight="normal" officeooo:rsid="002b1056" officeooo:paragraph-rsid="002d81c0"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justify" style:justify-single-word="false"/>
      <style:text-properties fo:font-size="12pt" fo:font-style="italic" fo:font-weight="bold" officeooo:rsid="001f4764" officeooo:paragraph-rsid="001d49ba" style:font-size-asian="10.5pt" style:font-style-asian="italic" style:font-weight-asian="bold" style:font-size-complex="12pt" style:font-style-complex="italic" style:font-weight-complex="bold"/>
    </style:style>
    <style:style style:name="P26" style:family="paragraph" style:parent-style-name="Standard">
      <style:paragraph-properties fo:text-align="justify" style:justify-single-word="false"/>
      <style:text-properties fo:font-size="12pt" fo:font-style="italic" fo:font-weight="bold" officeooo:rsid="0025f45e" officeooo:paragraph-rsid="002578d3" style:font-size-asian="10.5pt" style:font-style-asian="italic" style:font-weight-asian="bold" style:font-size-complex="12pt" style:font-style-complex="italic" style:font-weight-complex="bold"/>
    </style:style>
    <style:style style:name="P27" style:family="paragraph" style:parent-style-name="Standard">
      <style:paragraph-properties fo:text-align="justify" style:justify-single-word="false"/>
      <style:text-properties fo:font-size="12pt" fo:font-style="italic" fo:font-weight="bold" officeooo:rsid="00282d4a" officeooo:paragraph-rsid="002f407f" style:font-size-asian="10.5pt" style:font-style-asian="italic" style:font-weight-asian="bold" style:font-size-complex="12pt" style:font-style-complex="italic" style:font-weight-complex="bold"/>
    </style:style>
    <style:style style:name="P28" style:family="paragraph" style:parent-style-name="Standard">
      <style:paragraph-properties fo:text-align="justify" style:justify-single-word="false"/>
      <style:text-properties fo:font-size="12pt" fo:font-style="italic" fo:font-weight="bold" officeooo:rsid="00282d4a" officeooo:paragraph-rsid="00341fcf" style:font-size-asian="10.5pt" style:font-style-asian="italic" style:font-weight-asian="bold" style:font-size-complex="12pt" style:font-style-complex="italic" style:font-weight-complex="bold"/>
    </style:style>
    <style:style style:name="P29" style:family="paragraph" style:parent-style-name="Standard">
      <style:paragraph-properties fo:text-align="justify" style:justify-single-word="false"/>
      <style:text-properties fo:font-size="14pt" fo:font-style="italic" fo:font-weight="bold" officeooo:rsid="00341fcf" officeooo:paragraph-rsid="00356fb7" style:font-size-asian="14pt" style:font-style-asian="italic" style:font-weight-asian="bold" style:font-size-complex="14pt" style:font-style-complex="italic" style:font-weight-complex="bold"/>
    </style:style>
    <style:style style:name="P30" style:family="paragraph" style:parent-style-name="Standard">
      <style:paragraph-properties fo:text-align="justify" style:justify-single-word="false"/>
      <style:text-properties fo:font-size="14pt" fo:font-style="italic" fo:font-weight="bold" officeooo:rsid="00378593" officeooo:paragraph-rsid="003795b6" style:font-size-asian="14pt" style:font-style-asian="italic" style:font-weight-asian="bold" style:font-size-complex="14pt" style:font-style-complex="italic" style:font-weight-complex="bold"/>
    </style:style>
    <style:style style:name="P31" style:family="paragraph" style:parent-style-name="Standard">
      <style:paragraph-properties fo:text-align="justify" style:justify-single-word="false"/>
      <style:text-properties fo:font-size="14pt" fo:font-style="italic" fo:font-weight="bold" officeooo:rsid="003795b6" officeooo:paragraph-rsid="003795b6" style:font-size-asian="14pt" style:font-style-asian="italic" style:font-weight-asian="bold" style:font-size-complex="14pt" style:font-style-complex="italic" style:font-weight-complex="bold"/>
    </style:style>
    <style:style style:name="P32" style:family="paragraph" style:parent-style-name="Standard">
      <style:paragraph-properties fo:text-align="justify" style:justify-single-word="false"/>
      <style:text-properties fo:font-size="14pt" fo:font-style="italic" fo:font-weight="bold" officeooo:rsid="00404e58" officeooo:paragraph-rsid="00404e58" style:font-size-asian="14pt" style:font-style-asian="italic" style:font-weight-asian="bold" style:font-size-complex="14pt" style:font-style-complex="italic" style:font-weight-complex="bold"/>
    </style:style>
    <style:style style:name="P33" style:family="paragraph" style:parent-style-name="Standard">
      <style:paragraph-properties fo:text-align="justify" style:justify-single-word="false"/>
      <style:text-properties fo:font-size="14pt" fo:font-style="italic" fo:font-weight="bold" officeooo:rsid="001d49ba" officeooo:paragraph-rsid="001d49ba" style:font-size-asian="14pt" style:font-style-asian="italic" style:font-weight-asian="bold" style:font-size-complex="14pt" style:font-style-complex="italic" style:font-weight-complex="bold"/>
    </style:style>
    <style:style style:name="P34" style:family="paragraph" style:parent-style-name="Standard">
      <style:paragraph-properties fo:text-align="justify" style:justify-single-word="false"/>
      <style:text-properties fo:font-size="14pt" fo:font-style="italic" fo:font-weight="bold" officeooo:rsid="00210179" officeooo:paragraph-rsid="00210179" style:font-size-asian="14pt" style:font-style-asian="italic" style:font-weight-asian="bold" style:font-size-complex="14pt" style:font-style-complex="italic" style:font-weight-complex="bold"/>
    </style:style>
    <style:style style:name="P35" style:family="paragraph" style:parent-style-name="Standard">
      <style:paragraph-properties fo:text-align="justify" style:justify-single-word="false"/>
      <style:text-properties fo:font-size="14pt" fo:font-style="italic" fo:font-weight="bold" officeooo:rsid="0023c258" officeooo:paragraph-rsid="0023c258" style:font-size-asian="14pt" style:font-style-asian="italic" style:font-weight-asian="bold" style:font-size-complex="14pt" style:font-style-complex="italic" style:font-weight-complex="bold"/>
    </style:style>
    <style:style style:name="P36" style:family="paragraph" style:parent-style-name="Standard">
      <style:paragraph-properties fo:text-align="justify" style:justify-single-word="false"/>
      <style:text-properties fo:font-size="14pt" fo:font-style="italic" fo:font-weight="bold" officeooo:rsid="00282d4a" officeooo:paragraph-rsid="00282d4a" style:font-size-asian="14pt" style:font-style-asian="italic" style:font-weight-asian="bold" style:font-size-complex="14pt" style:font-style-complex="italic" style:font-weight-complex="bold"/>
    </style:style>
    <style:style style:name="P37" style:family="paragraph" style:parent-style-name="Standard">
      <style:paragraph-properties fo:text-align="justify" style:justify-single-word="false"/>
      <style:text-properties fo:font-size="14pt" fo:font-style="italic" fo:font-weight="bold" officeooo:rsid="002f407f" officeooo:paragraph-rsid="002f407f" style:font-size-asian="14pt" style:font-style-asian="italic" style:font-weight-asian="bold" style:font-size-complex="14pt" style:font-style-complex="italic" style:font-weight-complex="bold"/>
    </style:style>
    <style:style style:name="P38" style:family="paragraph" style:parent-style-name="Standard">
      <style:paragraph-properties fo:text-align="justify" style:justify-single-word="false"/>
      <style:text-properties fo:font-size="14pt" fo:font-style="italic" fo:font-weight="bold" officeooo:rsid="00356fb7" officeooo:paragraph-rsid="00356fb7" style:font-size-asian="14pt" style:font-style-asian="italic" style:font-weight-asian="bold" style:font-size-complex="14pt" style:font-style-complex="italic" style:font-weight-complex="bold"/>
    </style:style>
    <style:style style:name="P39" style:family="paragraph" style:parent-style-name="Standard">
      <style:paragraph-properties fo:text-align="justify" style:justify-single-word="false"/>
      <style:text-properties fo:font-size="14pt" fo:font-style="italic" fo:font-weight="normal" officeooo:rsid="003795b6" officeooo:paragraph-rsid="003795b6" style:font-size-asian="14pt" style:font-style-asian="italic" style:font-weight-asian="normal" style:font-size-complex="14pt" style:font-style-complex="italic" style:font-weight-complex="normal"/>
    </style:style>
    <style:style style:name="P40" style:family="paragraph" style:parent-style-name="Standard">
      <style:paragraph-properties fo:text-align="justify" style:justify-single-word="false"/>
      <style:text-properties fo:font-style="italic" fo:font-weight="normal" officeooo:rsid="001944d3" officeooo:paragraph-rsid="001944d3" style:font-style-asian="italic" style:font-weight-asian="normal" style:font-style-complex="italic" style:font-weight-complex="normal"/>
    </style:style>
    <style:style style:name="P41" style:family="paragraph" style:parent-style-name="Standard">
      <style:paragraph-properties fo:text-align="justify" style:justify-single-word="false"/>
      <style:text-properties fo:font-style="italic" fo:font-weight="normal" officeooo:rsid="001944d3" officeooo:paragraph-rsid="001b3be2" style:font-style-asian="italic" style:font-weight-asian="normal" style:font-style-complex="italic" style:font-weight-complex="normal"/>
    </style:style>
    <style:style style:name="P42" style:family="paragraph" style:parent-style-name="Standard">
      <style:paragraph-properties fo:text-align="justify" style:justify-single-word="false"/>
      <style:text-properties fo:font-style="italic" fo:font-weight="normal" officeooo:rsid="001a59a4" officeooo:paragraph-rsid="001944d3"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italic" officeooo:paragraph-rsid="00438192" style:font-style-asian="italic" style:font-style-complex="italic"/>
    </style:style>
    <style:style style:name="P44" style:family="paragraph" style:parent-style-name="Standard">
      <style:paragraph-properties fo:text-align="justify" style:justify-single-word="false"/>
      <style:text-properties fo:font-style="italic" officeooo:paragraph-rsid="00356fb7" style:font-style-asian="italic" style:font-style-complex="italic"/>
    </style:style>
    <style:style style:name="P45" style:family="paragraph" style:parent-style-name="Standard">
      <style:paragraph-properties fo:text-align="justify" style:justify-single-word="false"/>
      <style:text-properties fo:font-style="italic" officeooo:paragraph-rsid="00378593" style:font-style-asian="italic" style:font-style-complex="italic"/>
    </style:style>
    <style:style style:name="P46" style:family="paragraph" style:parent-style-name="Standard">
      <style:paragraph-properties fo:text-align="justify" style:justify-single-word="false"/>
      <style:text-properties fo:font-style="italic" officeooo:paragraph-rsid="00420500" style:font-style-asian="italic" style:font-style-complex="italic"/>
    </style:style>
    <style:style style:name="P47" style:family="paragraph" style:parent-style-name="Standard">
      <style:paragraph-properties fo:text-align="justify" style:justify-single-word="false"/>
      <style:text-properties fo:font-style="italic" officeooo:paragraph-rsid="0043e122" style:font-style-asian="italic" style:font-style-complex="italic"/>
    </style:style>
    <style:style style:name="P48" style:family="paragraph" style:parent-style-name="Standard">
      <style:paragraph-properties fo:text-align="justify" style:justify-single-word="false"/>
      <style:text-properties fo:font-style="italic" officeooo:paragraph-rsid="00442153" style:font-style-asian="italic" style:font-style-complex="italic"/>
    </style:style>
    <style:style style:name="P49" style:family="paragraph" style:parent-style-name="Standard">
      <style:paragraph-properties fo:text-align="justify" style:justify-single-word="false"/>
      <style:text-properties fo:font-style="italic" officeooo:paragraph-rsid="00450fbe" style:font-style-asian="italic" style:font-style-complex="italic"/>
    </style:style>
    <style:style style:name="P50" style:family="paragraph" style:parent-style-name="Standard">
      <style:paragraph-properties fo:text-align="justify" style:justify-single-word="false"/>
      <style:text-properties fo:font-style="italic" officeooo:rsid="001944d3" officeooo:paragraph-rsid="001944d3" style:font-style-asian="italic" style:font-style-complex="italic"/>
    </style:style>
    <style:style style:name="P51" style:family="paragraph" style:parent-style-name="Standard">
      <style:paragraph-properties fo:text-align="justify" style:justify-single-word="false"/>
      <style:text-properties fo:font-style="italic" fo:font-weight="bold" officeooo:rsid="001944d3" officeooo:paragraph-rsid="001944d3" style:font-style-asian="italic" style:font-weight-asian="bold" style:font-style-complex="italic" style:font-weight-complex="bold"/>
    </style:style>
    <style:style style:name="P52" style:family="paragraph" style:parent-style-name="Standard">
      <style:paragraph-properties fo:text-align="justify" style:justify-single-word="false"/>
      <style:text-properties fo:font-size="16pt" fo:font-style="italic" fo:font-weight="bold" officeooo:rsid="00404e58" officeooo:paragraph-rsid="00404e58" style:font-size-asian="16pt" style:font-style-asian="italic" style:font-weight-asian="bold" style:font-size-complex="16pt" style:font-style-complex="italic" style:font-weight-complex="bold"/>
    </style:style>
    <style:style style:name="P53" style:family="paragraph" style:parent-style-name="Standard">
      <style:paragraph-properties fo:text-align="justify" style:justify-single-word="false"/>
      <style:text-properties fo:font-size="16pt" fo:font-style="italic" fo:font-weight="bold" officeooo:rsid="001d49ba" officeooo:paragraph-rsid="001d49ba" style:font-size-asian="16pt" style:font-style-asian="italic" style:font-weight-asian="bold" style:font-size-complex="16pt" style:font-style-complex="italic" style:font-weight-complex="bold"/>
    </style:style>
    <style:style style:name="P54" style:family="paragraph" style:parent-style-name="Standard">
      <style:paragraph-properties fo:text-align="justify" style:justify-single-word="false"/>
      <style:text-properties fo:font-size="16pt" fo:font-style="italic" fo:font-weight="bold" officeooo:rsid="00282d4a" officeooo:paragraph-rsid="00282d4a"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officeooo:rsid="001a59a4" style:font-weight-asian="bold" style:font-weight-complex="bold"/>
    </style:style>
    <style:style style:name="T3" style:family="text">
      <style:text-properties fo:font-weight="bold" officeooo:rsid="001f4764" style:font-weight-asian="bold" style:font-weight-complex="bold"/>
    </style:style>
    <style:style style:name="T4" style:family="text">
      <style:text-properties fo:font-weight="bold" officeooo:rsid="0025f45e" style:font-weight-asian="bold" style:font-weight-complex="bold"/>
    </style:style>
    <style:style style:name="T5" style:family="text">
      <style:text-properties fo:font-weight="bold" officeooo:rsid="002b1056" style:font-weight-asian="bold" style:font-weight-complex="bold"/>
    </style:style>
    <style:style style:name="T6" style:family="text">
      <style:text-properties fo:font-weight="bold" officeooo:rsid="003d6305" style:font-weight-asian="bold" style:font-weight-complex="bold"/>
    </style:style>
    <style:style style:name="T7" style:family="text">
      <style:text-properties fo:font-weight="bold" officeooo:rsid="00442153" style:font-weight-asian="bold" style:font-weight-complex="bold"/>
    </style:style>
    <style:style style:name="T8" style:family="text">
      <style:text-properties officeooo:rsid="001a59a4"/>
    </style:style>
    <style:style style:name="T9" style:family="text">
      <style:text-properties officeooo:rsid="001b3be2"/>
    </style:style>
    <style:style style:name="T10" style:family="text">
      <style:text-properties officeooo:rsid="001d49ba"/>
    </style:style>
    <style:style style:name="T11" style:family="text">
      <style:text-properties officeooo:rsid="001f4764"/>
    </style:style>
    <style:style style:name="T12" style:family="text">
      <style:text-properties officeooo:rsid="0021442d"/>
    </style:style>
    <style:style style:name="T13" style:family="text">
      <style:text-properties officeooo:rsid="0022f546"/>
    </style:style>
    <style:style style:name="T14" style:family="text">
      <style:text-properties officeooo:rsid="0023c258"/>
    </style:style>
    <style:style style:name="T15" style:family="text">
      <style:text-properties officeooo:rsid="0025f45e"/>
    </style:style>
    <style:style style:name="T16" style:family="text">
      <style:text-properties officeooo:rsid="002724a1"/>
    </style:style>
    <style:style style:name="T17" style:family="text">
      <style:text-properties officeooo:rsid="0029ee7e"/>
    </style:style>
    <style:style style:name="T18" style:family="text">
      <style:text-properties officeooo:rsid="002b1056"/>
    </style:style>
    <style:style style:name="T19" style:family="text">
      <style:text-properties style:text-underline-style="solid" style:text-underline-width="auto" style:text-underline-color="font-color" officeooo:rsid="002b1056"/>
    </style:style>
    <style:style style:name="T20" style:family="text">
      <style:text-properties style:text-underline-style="solid" style:text-underline-width="auto" style:text-underline-color="font-color" officeooo:rsid="00442153"/>
    </style:style>
    <style:style style:name="T21" style:family="text">
      <style:text-properties fo:font-size="14pt" fo:font-weight="bold" officeooo:rsid="00356fb7" style:font-size-asian="14pt" style:font-weight-asian="bold" style:font-size-complex="14pt" style:font-weight-complex="bold"/>
    </style:style>
    <style:style style:name="T22" style:family="text">
      <style:text-properties officeooo:rsid="0032d8e1"/>
    </style:style>
    <style:style style:name="T23" style:family="text">
      <style:text-properties fo:font-weight="normal" officeooo:rsid="0032d8e1" style:font-weight-asian="normal" style:font-weight-complex="normal"/>
    </style:style>
    <style:style style:name="T24" style:family="text">
      <style:text-properties fo:font-weight="normal" officeooo:rsid="00341fcf" style:font-weight-asian="normal" style:font-weight-complex="normal"/>
    </style:style>
    <style:style style:name="T25" style:family="text">
      <style:text-properties fo:font-weight="normal" officeooo:rsid="00442153" style:font-weight-asian="normal" style:font-weight-complex="normal"/>
    </style:style>
    <style:style style:name="T26" style:family="text">
      <style:text-properties fo:font-size="12pt" fo:font-weight="normal" officeooo:rsid="0035ba11" style:font-size-asian="10.5pt" style:font-weight-asian="normal" style:font-size-complex="12pt" style:font-weight-complex="normal"/>
    </style:style>
    <style:style style:name="T27" style:family="text">
      <style:text-properties fo:font-size="12pt" fo:font-weight="normal" officeooo:rsid="0036b352" style:font-size-asian="10.5pt" style:font-weight-asian="normal" style:font-size-complex="12pt" style:font-weight-complex="normal"/>
    </style:style>
    <style:style style:name="T28" style:family="text">
      <style:text-properties fo:font-size="12pt" fo:font-weight="normal" officeooo:rsid="00378593" style:font-size-asian="10.5pt" style:font-weight-asian="normal" style:font-size-complex="12pt" style:font-weight-complex="normal"/>
    </style:style>
    <style:style style:name="T29" style:family="text">
      <style:text-properties fo:font-size="12pt" style:font-size-asian="10.5pt" style:font-size-complex="12pt"/>
    </style:style>
    <style:style style:name="T30" style:family="text">
      <style:text-properties officeooo:rsid="00420500"/>
    </style:style>
    <style:style style:name="T31" style:family="text">
      <style:text-properties officeooo:rsid="00438192"/>
    </style:style>
    <style:style style:name="T32" style:family="text">
      <style:text-properties officeooo:rsid="00378593"/>
    </style:style>
    <style:style style:name="T33" style:family="text">
      <style:text-properties officeooo:rsid="00386ba7"/>
    </style:style>
    <style:style style:name="T34" style:family="text">
      <style:text-properties officeooo:rsid="0039f00a"/>
    </style:style>
    <style:style style:name="T35" style:family="text">
      <style:text-properties officeooo:rsid="003a1796"/>
    </style:style>
    <style:style style:name="T36" style:family="text">
      <style:text-properties officeooo:rsid="003d6305"/>
    </style:style>
    <style:style style:name="T37" style:family="text">
      <style:text-properties officeooo:rsid="0043e122"/>
    </style:style>
    <style:style style:name="T38" style:family="text">
      <style:text-properties officeooo:rsid="00442153"/>
    </style:style>
    <style:style style:name="T39" style:family="text">
      <style:text-properties officeooo:rsid="00450f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Camada de Rede</text:p>
      <text:p text:style-name="P50"/>
      <text:p text:style-name="P50">* Principal papel é de <text:span text:style-name="T1">Fowarding</text:span> e <text:span text:style-name="T1">Routing</text:span></text:p>
      <text:p text:style-name="P51"/>
      <text:p text:style-name="P40">→ Fowarding: transferir pacote que chega pelo enlace de chegada até o enlace de saida</text:p>
      <text:p text:style-name="P40">→ Routing: através de tabelas de encaminhamento decidir para onde os pacotes vão (datagramas). Existem dois tipos de algoritmos para criar essa tabela</text:p>
      <text:p text:style-name="P40"><text:tab/>→ Algoritmos centralizados: algoritmo implementado em um único ponto e distribuido <text:tab/>para vários roteadores</text:p>
      <text:p text:style-name="P40"><text:tab/>→ Algoritmos descentralizados: algoritmo implementado em cada roteadores.</text:p>
      <text:p text:style-name="P40"/>
      <text:p text:style-name="P40">→ Parecido com o TCP, a camada de Rede também tem uma outra função importante, que se chama <text:span text:style-name="T1">connection setup</text:span>. Isso significa que assim como no TCP, algumas vezes é necessário que os comutadores se preparem antes do começo do fluxo de dados, assim como no three -way handshake. Algumas arquiteturas de camada de rede requerem esse tipo de handshake (ATM, MPLS, frame realay).</text:p>
      <text:p text:style-name="P40"/>
      <text:p text:style-name="P40">→<text:span text:style-name="T8"> A camada de Rede pode prover alguns serviços em termos de entrega de pacotes (</text:span><text:span text:style-name="T2">network service model</text:span><text:span text:style-name="T8">):</text:span></text:p>
      <text:p text:style-name="P42"><text:tab/>→ Entrega garantida: esse serviço garante que o pacote chega ao host destino.</text:p>
      <text:p text:style-name="P42"><text:tab/>→ Entrega garantida com um limite no atraso: além de garantir que o pacote chegue, <text:tab/>garante um limite de atraso entre os hosts.</text:p>
      <text:p text:style-name="P42"><text:tab/>→ Entrega de pacotes em ordem</text:p>
      <text:p text:style-name="P40"><text:tab/>→<text:span text:style-name="T8"> Garantia de largura minima de banda: garante que chegue os pacotes sempre ao destino <text:tab/>desde que eles sejam enviados na mesma taxa de bits do enlace.</text:span></text:p>
      <text:p text:style-name="P41"><text:tab/>→<text:span text:style-name="T9"> Guaranteed maximum jitter: garante que o tempo de transmissão entre dois pacotes no <text:tab/>host origem seja o mesmo da chegada de dois pacotes ao host de destino.</text:span></text:p>
      <text:p text:style-name="P41"><text:tab/>→<text:span text:style-name="T9"> Serviços de segurança: a camada de rede no host origem é capaz de encriptografar a <text:tab/>carga útil que será transportada. Quando chega no host destino essa carga é <text:tab/>descriptografada. É feito usando uma chave conhecida apenas pelo emissor e o receptor. </text:span></text:p>
      <text:p text:style-name="P41"/>
      <text:p text:style-name="P41">→<text:span text:style-name="T10"> Existem algumas arquiteturas da camada de Rede que provem serviços diferentes. Entre elas:</text:span></text:p>
      <text:p text:style-name="P41"><text:tab/>→<text:span text:style-name="T10"> Internet (best effor<text:tab/>t) : serviço básico, quase não garante nada.</text:span></text:p>
      <text:p text:style-name="P41"><text:tab/>→<text:span text:style-name="T10"> ATM (taxa constante de bits): serviço mais completo, garantindo muitas das funções <text:tab/>vistas acima.</text:span></text:p>
      <text:p text:style-name="P41"><text:tab/>→<text:span text:style-name="T10"> ATM (taxa disponível de bits): é um pouco melhor do que o best effort (Internet).</text:span></text:p>
      <text:p text:style-name="P41"/>
      <text:p text:style-name="P53">4.2 Virtual Circuit and Datagram Networks</text:p>
      <text:p text:style-name="P33"/>
      <text:p text:style-name="P15">→ Assim como na camada de Transporte, existem serviços na camada de Rede que ocorrem com ou sem conexão. Ou seja, pode ser que se tenha uma handshake entre os host primeiramente, ou não (Exemplo do TCP <text:s/>e UDP). Apesar de serem análogos, existem algumas diferenças:</text:p>
      <text:p text:style-name="P15"><text:tab/>→<text:span text:style-name="T11"> Na camada de rede, esses serviços são serviços de host-to-host providos pela camada de <text:tab/>rede para a camada de transporte. Na camada de transporte, são serviços de process-to-<text:tab/>process providos pela camada de transporte para a camada de aplicação.</text:span></text:p>
      <text:p text:style-name="P15"><text:tab/>→ A implementação do serviço orientado a conexão na camada de transporte e o na <text:tab/>camada de rede são fundamentalmente diferentes. Na camada de transporte, esse serviço é <text:tab/>implementado na borda da Internet, já na camada de rede, o serviço tanto pode ser <text:tab/>implementado no núcleo de rede como nos hosts. </text:p>
      <text:p text:style-name="P15">→<text:span text:style-name="T11"> As arquiteturas de rede que provêm o serviço de conexão (handshake) são chamadas de </text:span><text:span text:style-name="T3">virtual-circuit networks (VC).</text:span></text:p>
      <text:p text:style-name="P25"/>
      <text:p text:style-name="P15"><text:soft-page-break/><text:span text:style-name="T3">→ </text:span><text:span text:style-name="T11">As arquiteturas de rede que provêm serviços sem conexão, são chamadas de </text:span><text:span text:style-name="T3">datagram networks.</text:span></text:p>
      <text:p text:style-name="P25"/>
      <text:p text:style-name="P34">4.2.1 Virtual-Circuit Networks</text:p>
      <text:p text:style-name="P34"/>
      <text:p text:style-name="P16">→ <text:span text:style-name="T12">Os pacotes passam pela rede com um número de VC no header. Esse número indica o enlace que o pacote deve seguir. Ao chegar em cada roteador, esse header é modificado e o roteador envia o pacote para o enlace correto. O roteador é capaz de saber o enlace correto devido a tabela de encaminhamento. </text:span></text:p>
      <text:p text:style-name="P16"/>
      <text:p text:style-name="P16">→<text:span text:style-name="T13"> Alguns passos são necessários para o estabelecimento de uma conexão VC</text:span></text:p>
      <text:p text:style-name="P16"><text:tab/>→<text:span text:style-name="T13"> VC Setup: A camada de transporte ele informa para a camada de rede o IP do receptor e <text:tab/>espera que a camada de Rede arrume o VC para começar a transmissão. Esse processo <text:tab/>envolve definir as rotas, enumerar os enlaces.</text:span></text:p>
      <text:p text:style-name="P16"><text:tab/>→<text:span text:style-name="T13"> Data transferer: aqui os dados são passados através dos caminhos criados pelo VC. </text:span></text:p>
      <text:p text:style-name="P16"><text:tab/>→<text:span text:style-name="T13"> VC teardown: o host origem ou o host destino informam à camda de rede que deseja <text:tab/>terminar a conexão. A camada de rede vai informar ao end system do outro lado que a <text:tab/>conexão vai terminar e após isso as tabelas de encaminhamento são atualizadas em cada <text:tab/>roteador para indicar que o VC não existe mais. </text:span></text:p>
      <text:p text:style-name="P16"/>
      <text:p text:style-name="P16">→<text:span text:style-name="T14"> Todos os roteadores envolvidos nesse processo têm total “consciência” de que estão participando desse processo.</text:span></text:p>
      <text:p text:style-name="P16"/>
      <text:p text:style-name="P35">4.2.2 Datagram Networks</text:p>
      <text:p text:style-name="P35"/>
      <text:p text:style-name="P17">→ Aqui não existe nenhuma conexão pré estabelecida para o fluxo de dados. Quando o pacote cai na Rede, ele apenas mostra o endereço de destino dele e o rotador que o recebe manda ele para o enlace apropriado, com base na tabela de encaminhamento que ele possui. </text:p>
      <text:p text:style-name="P17"/>
      <text:p text:style-name="P17">→ <text:span text:style-name="T15">Suponha um pacote chegando à um roteador. Esse roteador tem 4 enlaces nos um deve ser escolhido para que o pacote seja mandado. O pacote possui com ele um endereço de 32 bits. E o roteador pega esse número e tenta fazer um </text:span><text:span text:style-name="T4">match </text:span><text:span text:style-name="T15">com outros números binários que ele possui e que são direcionados para cada link. Caso dê match em algum, esse pacote é mandando para o respectivo enlace do número que ele foi testado. </text:span></text:p>
      <text:p text:style-name="P17"><text:tab/>→<text:span text:style-name="T15"> Caso ocorra o match entre mais de um número, é escolhido o match que tem o </text:span><text:span text:style-name="T4">maior <text:tab/>prefixo.</text:span></text:p>
      <text:p text:style-name="P26"/>
      <text:p text:style-name="P18">→ Essas tabelas de encaminhamento existentes em cada roteador, são atualizadas mais ou menos de <text:span text:style-name="T16">a cada 1 ou</text:span> 5 minutos pelos algoritmos de roteamento <text:span text:style-name="T16">(relativamente lentas)</text:span>. Diferente de um VC que atualiza a cada início e fim de conexão. </text:p>
      <text:p text:style-name="P18"><text:tab/>→ Um dos problemas que isso acarreta é de pacotes de um host A pegar rotas diferentes para um host B e chegarem de forma desordenada. </text:p>
      <text:p text:style-name="P18"/>
      <text:p text:style-name="P54">4.3 What’s Inside a Router?</text:p>
      <text:p text:style-name="P36"/>
      <text:p text:style-name="P19">→ Os termos fo<text:span text:style-name="T18">r</text:span>warding e switching são usados de maneira indiferente. </text:p>
      <text:p text:style-name="P19">→ Em um roteador genérico, são identificadas 4 partes principais:</text:p>
      <text:p text:style-name="P19"><text:tab/>→ <text:span text:style-name="T17">input port: aqui o pacote chega e a tabela de encaminhamento é consultada. Algumas <text:tab/>vezes pacotes de controle (pacotes transportando informações sobre protocolos de <text:tab/>roteamento) chegam por essa porta e são mandados para o Routing processor.</text:span></text:p>
      <text:p text:style-name="P20"><text:tab/>→<text:span text:style-name="T17"> switching fabric: pega os pacotes da porta de entrada e os joga para a porta de saída.</text:span></text:p>
      <text:p text:style-name="P20"><text:soft-page-break/><text:tab/>→<text:span text:style-name="T17"> output port: responsável por armazenar os pacotes e os enviar para o enlace de saída <text:tab/>correto.</text:span></text:p>
      <text:p text:style-name="P21"><text:tab/>→<text:span text:style-name="T17"> Routing processor: responsável por manter a tabela de encaminhamento, por computar <text:s/><text:tab/>essa tabela para o roteador.</text:span></text:p>
      <text:p text:style-name="P21"/>
      <text:p text:style-name="P21">→<text:span text:style-name="T18"> Existem basicamente duas funções em um roteador, são elas: </text:span><text:span text:style-name="T5">forwarding function</text:span><text:span text:style-name="T18"> e </text:span><text:span text:style-name="T5">routing functions. </text:span></text:p>
      <text:p text:style-name="P22"><text:span text:style-name="T5"><text:tab/>→ </text:span><text:span text:style-name="T18">Forwarding function: envolve input port, output port e o switching fabric e são <text:tab/></text:span><text:span text:style-name="T19">implementados em hardware</text:span><text:span text:style-name="T18">. O motivo para isso é que é muito mais rápido do que <text:tab/>implementado em software (processamento em hardware é na ordem de nano, e em software <text:tab/>em mili). </text:span></text:p>
      <text:p text:style-name="P24"><text:tab/>→ Routing function: envolve o routing processor, implementado em software que executa o <text:tab/>protocolo de roteamento.</text:p>
      <text:p text:style-name="P22"/>
      <text:p text:style-name="P37">4.3.1 Input Processing</text:p>
      <text:p text:style-name="P23"/>
      <text:p text:style-name="P27">→<text:span text:style-name="T22"> </text:span><text:span text:style-name="T23">Como visto acima, essa parte recebe os pacotes, faz os processamento deles(descapsulamento) e faz o lookup através da tabela de encaminhamento que o processador do roteador passa para a porta.</text:span></text:p>
      <text:p text:style-name="P28"><text:span text:style-name="T23"><text:tab/>→</text:span><text:span text:style-name="T24"> O lookup ele é feito através do match do maior prefixo, como visto acima. Esse processo <text:tab/>deve ser feito muito rápido devido às taxas de transmissão dos enlaces (nano segundos), <text:tab/>logo, não só uma arquitetura baseada em hardware é suficiente, mas também algoritmos de <text:tab/>procura na tabela e determinados tipos de hardware (SRAM e DRAM) são necessários para<text:tab/> acelerarem o processo.</text:span></text:p>
      <text:p text:style-name="P1"><text:tab/>→ A ação principal que ocorre aqui é o que se chamda de “match plus action”. Ou seja, a <text:tab/>tabela é avaliada, a porta de saida é selecionada e então o pacote é passado para o switch <text:tab/>fabric. <text:s/></text:p>
      <text:p text:style-name="P1"/>
      <text:p text:style-name="P29">4.3.2 Switching</text:p>
      <text:p text:style-name="P38"/>
      <text:p text:style-name="P44"><text:span text:style-name="T21">→ </text:span><text:span text:style-name="T26">O coração dos roteadores: funciona para direcionar o pacote do input para a porta correta de output.</text:span></text:p>
      <text:p text:style-name="P2"/>
      <text:p text:style-name="P2">→ Existiram alguns tipos ao longo do tempo:</text:p>
      <text:p text:style-name="P2"><text:tab/>→ Via memória: As portas de input serviam apenas para receber os pacotes, depois estes <text:tab/>eram lançados no processador da memória, e lá era determinado o destino através da <text:tab/>análise do header do pacote. Nesse tipo de switch cada pacote era analisado por vez, <text:tab/>independente da quantidade de input ports que se tivesse. Hoje em dia existem alguns <text:tab/>modernos switches que fazem isso, mas a diferença é que eles fazem isso na linha de input, <text:tab/>podendo fazer vários pacotes ao mesmo tempo. </text:p>
      <text:p text:style-name="P45"><text:span text:style-name="T26"><text:tab/>→ Via tráfego: </text:span><text:span text:style-name="T27">a porta de input recebe o pacote e adiciona ele ao tráfego. Todas as portas <text:tab/>de saída vão receber ele, mas apenas a qual aquele pacote pertence é que vai lançá-lo na <text:tab/>saída. </text:span><text:span text:style-name="T28">Apenas um pacote por vez é inserido no tráfego, logo, todos os outros devem esperar. <text:tab/>Isso limita a velocidade do tráfego. Esse tipo de switch é mais utilizado em redes pequenas <text:tab/>e empresas.</text:span><text:span text:style-name="T27"> </text:span></text:p>
      <text:p text:style-name="P44"><text:span text:style-name="T27"><text:tab/>→</text:span><text:span text:style-name="T28"> Via rede interconectada: é composto por várias linhas de tráfego e vários pontos de <text:tab/>intersecção entre elas. Assim, quando um pacote quer ir de A para Y, o caminho que faz <text:tab/>essa rota é fechado, e então o pacote pode ser levado. Esse tipo de implementação <text:tab/>possibilita fazer a transição de mais de um pacote por vez, desde que eles não sejam para a <text:tab/>mesma porta de saída (nesse caso um vai ter que esperar o outro ser entregue).</text:span></text:p>
      <text:p text:style-name="P3"/>
      <text:p text:style-name="P30"><text:soft-page-break/>4.3.3 Output Processing</text:p>
      <text:p text:style-name="P30"/>
      <text:p text:style-name="P39"><text:span text:style-name="T32">→</text:span> <text:span text:style-name="T29">Responsável por armazenar os pacotes que chegaram, encapsular esses pacotes e mandá-los para o enlace.</text:span></text:p>
      <text:p text:style-name="P4"/>
      <text:p text:style-name="P31">4.3.4 Where Does Queueing Occur?</text:p>
      <text:p text:style-name="P31"/>
      <text:p text:style-name="P4">→ <text:span text:style-name="T33">Dependências: tráfego da carga, velocidade do switch e a velocidade da linha. </text:span></text:p>
      <text:p text:style-name="P6"/>
      <text:p text:style-name="P4"><text:span text:style-name="T33">→ Supondo um roteador onde a taxa de transmissão de pacotes por segundo nas linhas (input/output) sejam tal que a taxa de transferência do switch seja 3 vezes maior que a transmissão de pacotes, ocorrem alguns eventos importantes:</text:span></text:p>
      <text:p text:style-name="P7"><text:tab/>→ O enfileramento nas portas de entrada são insignificantes: Isso ocorre porque até no <text:tab/>pior caso (pacotes chegando em todas as linhas) o switch consegue transmitir os pacotes <text:tab/>para a correta saída. </text:p>
      <text:p text:style-name="P7"><text:tab/>→ O enfileramento nas saídas é um grande problema: suponha todos os pacotes sendo <text:tab/>mandados para a mesma saída. Essa saída vai transmitir esses pacotes à uma taxa tal, mas <text:tab/>o problema é que esses pacotes chegam com muito mais frequência do que são liberados <text:tab/>para o enlace. Isso ocasiona o enfileiramento, e caso o buffer esteja cheio, pode ocorrer a <text:tab/>perda de um pacote que chegou. </text:p>
      <text:p text:style-name="P7"><text:tab/></text:p>
      <text:p text:style-name="P4"><text:span text:style-name="T34">→ O caso do enfileramento demanda o uso de um agendador de pacotes, que escolhe um pacote dentro da fila para ser transmitido. Essa escolha é seguida através de alguns parêmetros:</text:span></text:p>
      <text:p text:style-name="P8"><text:tab/>→ first-come-first-served (FCFS)</text:p>
      <text:p text:style-name="P8"><text:tab/>→ weighted fair queuing (WFQ)</text:p>
      <text:p text:style-name="P8"/>
      <text:p text:style-name="P5"><text:span text:style-name="T35">→ Quando a fila está cheia, existem alguns procedimentos a serem tomados:</text:span></text:p>
      <text:p text:style-name="P9"><text:tab/>→ Drop-tail: caso a fila esteja cheia, é descartado o elemento mais novo na fila. </text:p>
      <text:p text:style-name="P9"><text:tab/>→ Remoção de um ou mais pacotes na fila para preservar o espaço para pacotes mais <text:tab/>novos.</text:p>
      <text:p text:style-name="P10"><text:tab/>→ Antes do buffer ficar cheio, pacotes são descartados ou sinalizados em seus headers <text:tab/>para que o emissor/receptor veja que está ocorrendo um congestionamento. </text:p>
      <text:p text:style-name="P10"/>
      <text:p text:style-name="P10">→ Muitos algoritmos de gerenciamento de enfileiramento (AQM) são analisados. Dentre eles, um dos mais estudados e implementados é o RED (Random Early Detection). </text:p>
      <text:p text:style-name="P10"/>
      <text:p text:style-name="P10">→ RED</text:p>
      <text:p text:style-name="P10"><text:tab/>→ Se o comprimento da fila estiver a baixo de min, então o pacote é enfileirado.</text:p>
      <text:p text:style-name="P10"><text:tab/>→ Se a fila estiver cheio ou o comprimento estiver maior que max, o pacote é marcado ou <text:tab/>descartado.</text:p>
      <text:p text:style-name="P10"><text:tab/>→ Se o comprimento estiver no intervalo [min,max] o pacote é marcado ou descartado com <text:tab/>probabilidade que é uma função do comprimento da fila (?).</text:p>
      <text:p text:style-name="P11"/>
      <text:p text:style-name="P11">→<text:span text:style-name="T36"> O enfileiramento de entrada ocorre no seguinte cenário: switch fabric com taxa de transferência inferior às taxas das linha; pacote em duas portas de entrada querem ser mandados para a mesma porta de saída, mas sabemos que um deles deverá esperar;</text:span></text:p>
      <text:p text:style-name="P11"><text:span text:style-name="T36"><text:tab/>→ Ocorre o </text:span><text:span text:style-name="T6">HOL blocking: </text:span><text:span text:style-name="T36">isso ocorre quando um pacote está enfileirado em um input <text:tab/>port mas sua porta de saída destino está livre. E esse pacote não consegue ir para o seu <text:tab/>destino porque está sendo bloqueado pelo pacote que está na cabeça da fila aguardando ser <text:tab/>transferido. </text:span></text:p>
      <text:p text:style-name="P11"><text:tab/><text:tab/></text:p>
      <text:p text:style-name="P52"><text:soft-page-break/>4.4 The Internet Protocol (IP): Forwarding and Addressing in the Internet</text:p>
      <text:p text:style-name="P52"/>
      <text:p text:style-name="P12">→ Existem dois tipos de protocolo hoje em dia: IPv4 e IPv6.</text:p>
      <text:p text:style-name="P12">→ Principais componentes que formam a camada de rede:</text:p>
      <text:p text:style-name="P12"><text:tab/>→ Protocolo IP</text:p>
      <text:p text:style-name="P12"><text:tab/>→ Componentes de roteamento: responsáveis por levar o datagrama de uma fonte a outra.</text:p>
      <text:p text:style-name="P12"><text:tab/>→ Protocolos de relatório de erros e de estados da internet.</text:p>
      <text:p text:style-name="P52"/>
      <text:p text:style-name="P32">4.4.1 Datagram Format</text:p>
      <text:p text:style-name="P32"/>
      <text:p text:style-name="P13">→ O datagrama possui campos importantíssimos para a análise de estudantes e profissionais do ramo de Redes de Computadores.</text:p>
      <text:p text:style-name="P13"/>
      <text:p text:style-name="P13">→ A seguir serão apresentados e explicados cada um desses campos:</text:p>
      <text:p text:style-name="P13"><text:tab/>→Version: é uma parte de 4 bits que indica qual a versão do protocolo IP usado. Essa <text:tab/>informação é importante pois o roteador analisa esse dato e pode determinar como <text:tab/>trabalhar com o resto do datagrama, devido ao fato de que diferentes versões de IP têm <text:tab/>diferentes formatos de datagramas. </text:p>
      <text:p text:style-name="P13"/>
      <text:p text:style-name="P14"><text:tab/>→ Header length: responsável por determinar onde os dados do datagrama começam. <text:span text:style-name="T30">Most <text:tab/>IP data grams do not contain options, so the typical IP datagram has a 20-bytes header.</text:span></text:p>
      <text:p text:style-name="P14"/>
      <text:p text:style-name="P14"><text:tab/>→<text:span text:style-name="T30"> Typer of Service: campo para informar qual o tipo de datagrama que se está lidando. </text:span></text:p>
      <text:p text:style-name="P14"/>
      <text:p text:style-name="P14"><text:tab/>→<text:span text:style-name="T30"> Datagram length: indica o tamanho total do datagrama (header + data). Tamanho <text:tab/>máximo do datagram = 65,535 bytes. Mas os datagramas são raramente maiores que 1,500 <text:tab/>bytes</text:span></text:p>
      <text:p text:style-name="P14"/>
      <text:p text:style-name="P46"><text:tab/>→<text:span text:style-name="T30"> Identifier, flags, fragmentation offset: esses campos têm relação com a fragmentação. No <text:tab/>caso do IPv6 isso não ocorre mais.</text:span></text:p>
      <text:p text:style-name="P46"/>
      <text:p text:style-name="P43"><text:tab/>→<text:span text:style-name="T31"> Time-to-live: esse campo serve para que o datagrama não circule pela rede para sempre. <text:tab/>O que acontece é que ele tem um número que é decrementado toda vez que ele passa por um <text:tab/>roteador. Quando o número atinge 0, o datagrama é jogado fora.</text:span></text:p>
      <text:p text:style-name="P43"/>
      <text:p text:style-name="P43"><text:tab/>→<text:span text:style-name="T31"> Protocolo: esse campo é analisado apenas quando o datagrama chega no destino final. <text:tab/>É composto por um número que indica qual o protocolo da camada de transporte que está <text:tab/>sendo usado. “É a cola que liga a camada de rede à camada de transporte”.</text:span></text:p>
      <text:p text:style-name="P43"/>
      <text:p text:style-name="P43"><text:tab/>→<text:span text:style-name="T31"> Header checksum: auxília o roteador a encontrar um erro no datagram. É feito a <text:tab/>conferência de cada 2 bytes do header do datagram com uma soma de complemento de 1. <text:tab/>Caso seja detectado um erro, o datagrama é jogado fora.</text:span></text:p>
      <text:p text:style-name="P43"/>
      <text:p text:style-name="P47"><text:tab/>→<text:span text:style-name="T37"> Source and destination IP addresses: --------</text:span></text:p>
      <text:p text:style-name="P47"/>
      <text:p text:style-name="P47"><text:tab/>→<text:span text:style-name="T37"> Options: raramente usadas. Foi descartada no IPv6</text:span></text:p>
      <text:p text:style-name="P47"/>
      <text:p text:style-name="P47"><text:tab/>→<text:span text:style-name="T37"> Data (payload): a parte mais importante do datagrama ques são os dados. Na maioria <text:tab/>dos casos esse campo carrega o segmento da camada de transporte que deve ser entregue <text:tab/>ao destino. Mas também pode conter mensagens (ICMP).</text:span></text:p>
      <text:p text:style-name="P48"><text:soft-page-break/>→<text:span text:style-name="T38"> Na camada de enlace é recebido um frame, que é o encapsulamento do datagram. Esse frame vai ter um determinado tamanho, e ele é sempre transportado de um roteador para outro através de um protocolo da camada de enlace. </text:span><text:span text:style-name="T20">Cada protocolo</text:span><text:span text:style-name="T38"> desse permite um determinado tamanho para o frame para que ele seja transportado pelo enlace, o que é chamado de </text:span><text:span text:style-name="T7">maximum transmission unit (MTU). </text:span></text:p>
      <text:p text:style-name="P48"><text:span text:style-name="T7"/></text:p>
      <text:p text:style-name="P48"><text:span text:style-name="T7">→ </text:span><text:span text:style-name="T25">O problema surge quando um roteador recebe um frame de determinado tamanho, e quando ele vai mandar esse frame para o seu devido enlace, o protocolo da camada de enlace que está presente ali não permite um frame do tamanho do que deve ser transmitido, mas sim um menor. Como se faz agora? A solução para isso é a </text:span><text:span text:style-name="T7">fragmentação</text:span><text:span text:style-name="T25">.</text:span></text:p>
      <text:p text:style-name="P48"><text:span text:style-name="T25"><text:tab/>→ O roteador pega esse frame e fragmenta ele em quantas porções forem necessárias para <text:tab/>que ele possa ser transmitido pelo enlace.</text:span></text:p>
      <text:p text:style-name="P48"><text:span text:style-name="T25"><text:tab/>→ Agora temos uma situação em que vários fragmentos de um datagrama original estão <text:tab/>transitando pela rede. Seria muito complicado colocar um roteador para pegar esses <text:tab/>fragmentos e reorganizá-los.</text:span></text:p>
      <text:p text:style-name="P48"><text:span text:style-name="T25"><text:tab/>→ Quem faz esse papel é o host destino. Quando os fragmentos chegam ao destino eles são <text:tab/>todos juntados novamente para formar o pacote original e então passam para o TCP.</text:span></text:p>
      <text:p text:style-name="P48"><text:tab/>→<text:span text:style-name="T38"> Para que o receptor saiba o que fazer com cada fragmento, os campos “Identifier, flags, <text:tab/>fragmentation offset” servem para esse fim.</text:span><text:tab/></text:p>
      <text:p text:style-name="P49"><text:tab/><text:tab/>→<text:span text:style-name="T39"> flag: valor 0 é setado apenas em um fragmento para indicar que é o último <text:tab/><text:tab/><text:tab/>fragmento. O valor 1 é usado em todos os outros fragmentos.</text:span></text:p>
      <text:p text:style-name="P49"><text:tab/><text:tab/>→<text:span text:style-name="T39"> offset: serve para dizer onde (um número que deve ser multiplicado por 8) o <text:tab/><text:tab/><text:tab/>determinado fragmento encaixa para formar o datagrama original.</text:span></text:p>
      <text:p text:style-name="P49"><text:tab/><text:tab/>→<text:span text:style-name="T39"> indentifier: indentificador com um número para indicar o datagrama original. <text:tab/><text:tab/>Todos os fragmentos do mesmo datagrama possuem o mesmo identificador.</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08:29:59.953284529</meta:creation-date>
    <dc:date>2017-09-28T21:17:13.761424113</dc:date>
    <meta:editing-duration>PT3H2M6S</meta:editing-duration>
    <meta:editing-cycles>14</meta:editing-cycles>
    <meta:generator>LibreOffice/5.1.6.2$Linux_X86_64 LibreOffice_project/10m0$Build-2</meta:generator>
    <meta:document-statistic meta:table-count="0" meta:image-count="0" meta:object-count="0" meta:page-count="6" meta:paragraph-count="109" meta:word-count="2702" meta:character-count="15826" meta:non-whitespace-character-count="13049"/>
  </office:meta>
</office:document-meta>
</file>